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c129ac" officeooo:paragraph-rsid="00c38092"/>
    </style:style>
    <style:style style:name="P2" style:family="paragraph" style:parent-style-name="Heading_20_1">
      <style:text-properties officeooo:paragraph-rsid="00c26051"/>
    </style:style>
    <style:style style:name="P3" style:family="paragraph" style:parent-style-name="Text_20_body" style:list-style-name="L1">
      <style:text-properties officeooo:paragraph-rsid="00c38092"/>
    </style:style>
    <style:style style:name="P4" style:family="paragraph" style:parent-style-name="Text_20_body" style:list-style-name="L1">
      <style:text-properties officeooo:rsid="00cb7870" officeooo:paragraph-rsid="00cb7870"/>
    </style:style>
    <style:style style:name="P5" style:family="paragraph" style:parent-style-name="Text_20_body" style:list-style-name="L1">
      <style:text-properties officeooo:rsid="00ced40a" officeooo:paragraph-rsid="00ced40a"/>
    </style:style>
    <style:style style:name="P6" style:family="paragraph" style:parent-style-name="Text_20_body" style:list-style-name="L1">
      <style:text-properties officeooo:rsid="00d4e384" officeooo:paragraph-rsid="00d574a1"/>
    </style:style>
    <style:style style:name="P7" style:family="paragraph" style:parent-style-name="Text_20_body" style:list-style-name="L1">
      <style:text-properties officeooo:rsid="00d60d32" officeooo:paragraph-rsid="00d60d32"/>
    </style:style>
    <style:style style:name="P8" style:family="paragraph" style:parent-style-name="Text_20_body" style:list-style-name="L1">
      <style:text-properties officeooo:rsid="00d75964" officeooo:paragraph-rsid="00d75964"/>
    </style:style>
    <style:style style:name="P9" style:family="paragraph" style:parent-style-name="Text_20_body" style:list-style-name="L1">
      <style:text-properties officeooo:rsid="00d90971" officeooo:paragraph-rsid="00d90971"/>
    </style:style>
    <style:style style:name="P10" style:family="paragraph" style:parent-style-name="Text_20_body" style:list-style-name="L1">
      <style:text-properties officeooo:rsid="00dcc5e4" officeooo:paragraph-rsid="00dcc5e4"/>
    </style:style>
    <style:style style:name="P11" style:family="paragraph" style:parent-style-name="Text_20_body" style:list-style-name="L1">
      <style:text-properties officeooo:rsid="00dd6ee5" officeooo:paragraph-rsid="00dd6ee5"/>
    </style:style>
    <style:style style:name="T1" style:family="text">
      <style:text-properties officeooo:rsid="00c1ced8"/>
    </style:style>
    <style:style style:name="T2" style:family="text">
      <style:text-properties officeooo:rsid="00c208b0"/>
    </style:style>
    <style:style style:name="T3" style:family="text">
      <style:text-properties officeooo:rsid="00c21d80"/>
    </style:style>
    <style:style style:name="T4" style:family="text">
      <style:text-properties officeooo:rsid="00c26051"/>
    </style:style>
    <style:style style:name="T5" style:family="text">
      <style:text-properties officeooo:rsid="00c38092"/>
    </style:style>
    <style:style style:name="T6" style:family="text">
      <style:text-properties officeooo:rsid="00c47f52"/>
    </style:style>
    <style:style style:name="T7" style:family="text">
      <style:text-properties officeooo:rsid="00c5d748"/>
    </style:style>
    <style:style style:name="T8" style:family="text">
      <style:text-properties officeooo:rsid="00c6d5aa"/>
    </style:style>
    <style:style style:name="T9" style:family="text">
      <style:text-properties officeooo:rsid="00c80532"/>
    </style:style>
    <style:style style:name="T10" style:family="text">
      <style:text-properties officeooo:rsid="00c97c80"/>
    </style:style>
    <style:style style:name="T11" style:family="text">
      <style:text-properties officeooo:rsid="00c9e7a4"/>
    </style:style>
    <style:style style:name="T12" style:family="text">
      <style:text-properties officeooo:rsid="00cd6ebe"/>
    </style:style>
    <style:style style:name="T13" style:family="text">
      <style:text-properties officeooo:rsid="00ced40a"/>
    </style:style>
    <style:style style:name="T14" style:family="text">
      <style:text-properties officeooo:rsid="00d0b645"/>
    </style:style>
    <style:style style:name="T15" style:family="text">
      <style:text-properties officeooo:rsid="00d21448"/>
    </style:style>
    <style:style style:name="T16" style:family="text">
      <style:text-properties officeooo:rsid="00d574a1"/>
    </style:style>
    <style:style style:name="T17" style:family="text">
      <style:text-properties officeooo:rsid="00d75964"/>
    </style:style>
    <style:style style:name="T18" style:family="text">
      <style:text-properties officeooo:rsid="00d90971"/>
    </style:style>
    <style:style style:name="T19" style:family="text">
      <style:text-properties officeooo:rsid="00db55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tocolos</text:h>
      <text:p text:style-name="P1"><text:tab/>É um conjunto de regras que quando seguidas por duas partes permite que elas se comuniquem via rede. <text:span text:style-name="T1">As regras </text:span><text:span text:style-name="T2">em si</text:span><text:span text:style-name="T1"> dependem do propósito do protocolo, </text:span><text:span text:style-name="T3">porém elas normalmente definem:</text:span></text:p>
      <text:list text:style-name="L1">
        <text:list-item>
          <text:p text:style-name="P3"><text:span text:style-name="T4">D</text:span><text:span text:style-name="T3">ata format</text:span><text:span text:style-name="T7">s</text:span><text:span text:style-name="T3"> </text:span><text:span text:style-name="T6">suportados: </text:span><text:span text:style-name="T11">t</text:span><text:span text:style-name="T5">ext based </text:span><text:span text:style-name="T3">(plain text, JSON, XML, </text:span><text:span text:style-name="T8">etc</text:span><text:span text:style-name="T3">) </text:span><text:span text:style-name="T11">ou b</text:span><text:span text:style-name="T9">inary (protobuf, RESP, </text:span><text:span text:style-name="T10">http 2</text:span><text:span text:style-name="T9">, </text:span><text:span text:style-name="T10">http 3</text:span><text:span text:style-name="T9">, etc)</text:span></text:p>
        </text:list-item>
        <text:list-item>
          <text:p text:style-name="P4">Transfer mode: </text:p>
          <text:list>
            <text:list-item>
              <text:p text:style-name="P4">Message based (UDP, HTTP): <text:span text:style-name="T13">Dados</text:span><text:span text:style-name="T12"> (mensagem)</text:span> com um início e um fim </text:p>
            </text:list-item>
            <text:list-item>
              <text:p text:style-name="P5">Stream (TCP, WebRTC): Uma stream de dados que não possui inicio ou fim <text:span text:style-name="T14">e que serão enviados </text:span><text:span text:style-name="T15">um após o outro</text:span></text:p>
            </text:list-item>
          </text:list>
        </text:list-item>
        <text:list-item>
          <text:p text:style-name="P6">Addressing system<text:span text:style-name="T16">(</text:span>DNS name, IP, MAC address<text:span text:style-name="T16">)</text:span>: Define de onde uma mensagem veio e onde ela quer chegar</text:p>
        </text:list-item>
        <text:list-item>
          <text:p text:style-name="P7">Direction:</text:p>
          <text:list>
            <text:list-item>
              <text:p text:style-name="P7">Bidirectional (HTTP): Os dados vem e vão <text:span text:style-name="T17">de uma ponta para outra</text:span></text:p>
            </text:list-item>
            <text:list-item>
              <text:p text:style-name="P8">Unidirecional: Os dados são enviados por uma ponta <text:span text:style-name="T18">(HTTP)</text:span></text:p>
            </text:list-item>
            <text:list-item>
              <text:p text:style-name="P9">Full/Half duplex</text:p>
            </text:list-item>
          </text:list>
        </text:list-item>
        <text:list-item>
          <text:p text:style-name="P9">Stateful <text:span text:style-name="T19">vs</text:span> stateless</text:p>
        </text:list-item>
        <text:list-item>
          <text:p text:style-name="P10">Roteamento: O que ocorre quando há um proxy/gateway</text:p>
        </text:list-item>
        <text:list-item>
          <text:p text:style-name="P10">Flow e congestion control: A entrega de dados é garantida? Existe algum controle para evitar congestionamento de pacotes</text:p>
        </text:list-item>
        <text:list-item>
          <text:p text:style-name="P11">Error management: Códigos de erro, o que se faz em caso de retry e timeout, et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20:29:41.788000000</meta:creation-date>
    <meta:editing-duration>PT14M42S</meta:editing-duration>
    <meta:editing-cycles>30</meta:editing-cycles>
    <meta:generator>LibreOffice/7.5.1.2$Windows_X86_64 LibreOffice_project/fcbaee479e84c6cd81291587d2ee68cba099e129</meta:generator>
    <dc:title>default</dc:title>
    <dc:date>2024-07-25T20:44:36.969000000</dc:date>
    <meta:document-statistic meta:table-count="0" meta:image-count="0" meta:object-count="0" meta:page-count="1" meta:paragraph-count="15" meta:word-count="185" meta:character-count="1028" meta:non-whitespace-character-count="868"/>
    <meta:template xlink:type="simple" xlink:actuate="onRequest" xlink:title="default" xlink:href="../../../../../Users/PC/AppData/Roaming/LibreOffice/4/user/template/default.ott" meta:date="2024-07-25T20:29:41.569000000"/>
  </office:meta>
</office:document-meta>
</file>